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a950" officeooo:paragraph-rsid="0010a950"/>
    </style:style>
    <style:style style:name="P2" style:family="paragraph" style:parent-style-name="Standard">
      <style:paragraph-properties fo:line-height="150%" fo:text-align="justify" style:justify-single-word="false"/>
      <style:text-properties officeooo:rsid="0020bc87" officeooo:paragraph-rsid="0010a9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heritance refers to the process where one class acquires the properties (methods and fields) of another. </text:p>
      <text:p text:style-name="Standard">A subclass inherits the data member and methods from its super or parent class but the constructors of super class are not inherited by the sub class. The sub class may have its own constructors. A sub class can invoke the constructors of the parent class using the Java super keyword. The Javs super keyword can be used with variables, methods, and constructors. </text:p>
      <text:p text:style-name="Standard"/>
      <text:p text:style-name="Standard">//Example showing the usage of the super keyword with variables</text:p>
      <text:p text:style-name="Standard">class Vehicle {</text:p>
      <text:p text:style-name="Standard"><text:s text:c="4"/>int maxSpeed = 120;</text:p>
      <text:p text:style-name="Standard">}</text:p>
      <text:p text:style-name="Standard"/>
      <text:p text:style-name="Standard">class Car extends Vehicle {</text:p>
      <text:p text:style-name="Standard"><text:s text:c="4"/>int maxSpeed = 100;</text:p>
      <text:p text:style-name="Standard"><text:s text:c="4"/></text:p>
      <text:p text:style-name="Standard"><text:s text:c="4"/>public void display() {</text:p>
      <text:p text:style-name="Standard"><text:s text:c="8"/>System.out.println("Max Speed = "super.maxSpeed);</text:p>
      <text:p text:style-name="Standard"><text:s text:c="4"/>}</text:p>
      <text:p text:style-name="Standard">}</text:p>
      <text:p text:style-name="Standard"/>
      <text:p text:style-name="Standard">class Main {</text:p>
      <text:p text:style-name="Standard"><text:s text:c="4"/>public static void main(String[] args) {</text:p>
      <text:p text:style-name="Standard"><text:s text:c="7"/>Car honda = new Car();</text:p>
      <text:p text:style-name="Standard"><text:s text:c="7"/>honda.display(); //prints 120</text:p>
      <text:p text:style-name="Standard"><text:s text:c="8"/></text:p>
      <text:p text:style-name="Standard"><text:s text:c="4"/>}</text:p>
      <text:p text:style-name="Standard">}</text:p>
      <text:p text:style-name="Standard"/>
      <text:p text:style-name="Standard"/>
      <text:p text:style-name="Standard">this keyword in Java is a reference variable that refers to the current object of a method or a constructor. The main purpose of using theis keyword in Java is to remove the confusion between attributes and parameters that have the same names. For example, </text:p>
      <text:p text:style-name="Standard"/>
      <text:p text:style-name="Standard">class Main {</text:p>
      <text:p text:style-name="Standard"/>
      <text:p text:style-name="Standard"><text:s text:c="4"/>int score;</text:p>
      <text:p text:style-name="Standard"><text:s text:c="4"/>Main(int score){</text:p>
      <text:p text:style-name="Standard"><text:s text:c="8"/>this.score = score;</text:p>
      <text:p text:style-name="Standard"><text:s text:c="4"/>}</text:p>
      <text:p text:style-name="Standard"/>
      <text:p text:style-name="Standard"><text:s text:c="4"/>public static void main(String[] args) {</text:p>
      <text:p text:style-name="Standard"><text:s text:c="8"/>Main obj = new Main(8);</text:p>
      <text:p text:style-name="Standard"><text:s text:c="8"/>System.out.println("obj.score = " + obj.score);</text:p>
      <text:p text:style-name="Standard"><text:s text:c="4"/>}</text:p>
      <text:p text:style-name="Standard">}</text:p>
      <text:p text:style-name="Standard"/>
      <text:p text:style-name="Standard"/>
      <text:p text:style-name="Standard">The output we get is 8. If the above code was written without the this keyword, the output would had been 0.</text:p>
      <text:p text:style-name="Standard">Other common usage of the this keyword is with getters and setters and in constructor overloading. </text:p>
      <text:p text:style-name="Standard"/>
      <text:p text:style-name="Standard"/>
      <text:p text:style-name="P1"><text:soft-page-break/>Reference</text:p>
      <text:p text:style-name="P2">Eck, D.J. (2019). Introduction to programming Using Java. Hobart and William Smith Colleg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7T05:34:20.474807864</meta:creation-date>
    <dc:date>2022-07-18T08:27:42.221367707</dc:date>
    <meta:editing-duration>PT4H16M7S</meta:editing-duration>
    <meta:editing-cycles>2</meta:editing-cycles>
    <meta:generator>LibreOffice/7.3.2.2$Linux_X86_64 LibreOffice_project/30$Build-2</meta:generator>
    <meta:document-statistic meta:table-count="0" meta:image-count="0" meta:object-count="0" meta:page-count="2" meta:paragraph-count="35" meta:word-count="261" meta:character-count="1632" meta:non-whitespace-character-count="1297"/>
  </office:meta>
</office:document-meta>
</file>